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text-align="start" style:justify-single-word="false"/>
      <style:text-properties style:font-name="arial" fo:language="es" fo:country="ES" fo:font-weight="normal" officeooo:rsid="001058fe" officeooo:paragraph-rsid="001058fe" style:font-weight-asian="normal" style:font-weight-complex="normal"/>
    </style:style>
    <style:style style:name="P2" style:family="paragraph" style:parent-style-name="Standard">
      <style:paragraph-properties fo:text-align="justify" style:justify-single-word="false"/>
      <style:text-properties style:font-name="arial" fo:language="es" fo:country="ES" fo:font-weight="normal" officeooo:rsid="001058fe" officeooo:paragraph-rsid="0011b938" style:font-weight-asian="normal" style:font-weight-complex="normal"/>
    </style:style>
    <style:style style:name="P3" style:family="paragraph" style:parent-style-name="Standard">
      <style:paragraph-properties fo:text-align="justify" style:justify-single-word="false"/>
      <style:text-properties style:font-name="arial" fo:language="es" fo:country="ES" fo:font-weight="normal" officeooo:rsid="001058fe" officeooo:paragraph-rsid="001058fe" style:font-weight-asian="normal" style:font-weight-complex="normal"/>
    </style:style>
    <style:style style:name="P4" style:family="paragraph" style:parent-style-name="Standard">
      <style:paragraph-properties fo:text-align="justify" style:justify-single-word="false"/>
      <style:text-properties style:font-name="arial" fo:language="es" fo:country="ES" fo:font-weight="normal" officeooo:rsid="0014da57" officeooo:paragraph-rsid="0014da57" style:font-weight-asian="normal" style:font-weight-complex="normal"/>
    </style:style>
    <style:style style:name="P5" style:family="paragraph" style:parent-style-name="Standard">
      <style:paragraph-properties fo:text-align="justify" style:justify-single-word="false"/>
      <style:text-properties style:font-name="arial" fo:language="es" fo:country="ES" fo:font-weight="normal" officeooo:rsid="0014da57" officeooo:paragraph-rsid="001a0078" style:font-weight-asian="normal" style:font-weight-complex="normal"/>
    </style:style>
    <style:style style:name="P6" style:family="paragraph" style:parent-style-name="Standard">
      <style:paragraph-properties fo:text-align="justify" style:justify-single-word="false"/>
      <style:text-properties style:font-name="arial" fo:language="es" fo:country="ES" fo:font-weight="normal" officeooo:rsid="0014da57" officeooo:paragraph-rsid="00209789" style:font-weight-asian="normal" style:font-weight-complex="normal"/>
    </style:style>
    <style:style style:name="P7" style:family="paragraph" style:parent-style-name="Standard">
      <style:paragraph-properties fo:text-align="justify" style:justify-single-word="false"/>
      <style:text-properties style:font-name="arial" fo:language="es" fo:country="ES" fo:font-weight="normal" officeooo:rsid="0011b938" officeooo:paragraph-rsid="0011b938" style:font-weight-asian="normal" style:font-weight-complex="normal"/>
    </style:style>
    <style:style style:name="P8" style:family="paragraph" style:parent-style-name="Standard">
      <style:paragraph-properties fo:text-align="justify" style:justify-single-word="false"/>
      <style:text-properties style:font-name="arial" fo:language="es" fo:country="ES" fo:font-weight="normal" officeooo:rsid="0011b938" officeooo:paragraph-rsid="0023b529" style:font-weight-asian="normal" style:font-weight-complex="normal"/>
    </style:style>
    <style:style style:name="P9" style:family="paragraph" style:parent-style-name="Standard">
      <style:paragraph-properties fo:text-align="justify" style:justify-single-word="false"/>
      <style:text-properties style:font-name="arial" fo:language="es" fo:country="ES" fo:font-weight="normal" officeooo:rsid="002226ab" officeooo:paragraph-rsid="002226ab" style:font-weight-asian="normal" style:font-weight-complex="normal"/>
    </style:style>
    <style:style style:name="P10" style:family="paragraph" style:parent-style-name="Standard">
      <style:paragraph-properties fo:text-align="justify" style:justify-single-word="false"/>
      <style:text-properties style:font-name="arial" fo:language="es" fo:country="ES" fo:font-weight="normal" officeooo:rsid="002226ab" officeooo:paragraph-rsid="00239119" style:font-weight-asian="normal" style:font-weight-complex="normal"/>
    </style:style>
    <style:style style:name="P11" style:family="paragraph" style:parent-style-name="Standard">
      <style:paragraph-properties fo:text-align="justify" style:justify-single-word="false"/>
      <style:text-properties style:font-name="arial" fo:language="es" fo:country="ES" fo:font-weight="normal" officeooo:rsid="0029cdde" officeooo:paragraph-rsid="0029cdde" style:font-weight-asian="normal" style:font-weight-complex="normal"/>
    </style:style>
    <style:style style:name="P12" style:family="paragraph" style:parent-style-name="Standard">
      <style:paragraph-properties fo:text-align="justify" style:justify-single-word="false"/>
      <style:text-properties style:font-name="arial" fo:language="es" fo:country="ES" fo:font-weight="normal" officeooo:rsid="002ba78c" officeooo:paragraph-rsid="002ba78c" style:font-weight-asian="normal" style:font-weight-complex="normal"/>
    </style:style>
    <style:style style:name="P13" style:family="paragraph" style:parent-style-name="Standard">
      <style:paragraph-properties fo:text-align="justify" style:justify-single-word="false"/>
      <style:text-properties style:font-name="arial" fo:language="es" fo:country="ES" fo:font-weight="normal" officeooo:rsid="002ba78c" officeooo:paragraph-rsid="002d85e8" style:font-weight-asian="normal" style:font-weight-complex="normal"/>
    </style:style>
    <style:style style:name="P14" style:family="paragraph" style:parent-style-name="Standard">
      <style:paragraph-properties fo:text-align="justify" style:justify-single-word="false"/>
      <style:text-properties style:font-name="arial" fo:language="es" fo:country="ES" fo:font-weight="normal" officeooo:rsid="002d85e8" officeooo:paragraph-rsid="00387fe8" style:font-weight-asian="normal" style:font-weight-complex="normal"/>
    </style:style>
    <style:style style:name="P15" style:family="paragraph" style:parent-style-name="Standard">
      <style:paragraph-properties fo:text-align="justify" style:justify-single-word="false"/>
      <style:text-properties style:font-name="arial" fo:language="es" fo:country="ES" fo:font-weight="normal" officeooo:rsid="00239119" officeooo:paragraph-rsid="00287e18" style:font-weight-asian="normal" style:font-weight-complex="normal"/>
    </style:style>
    <style:style style:name="P16" style:family="paragraph" style:parent-style-name="Standard">
      <style:paragraph-properties fo:text-align="center" style:justify-single-word="false"/>
      <style:text-properties style:font-name="arial" fo:language="es" fo:country="ES" fo:font-weight="bold" officeooo:rsid="000edb32" officeooo:paragraph-rsid="000edb32" style:font-weight-asian="bold" style:font-weight-complex="bold"/>
    </style:style>
    <style:style style:name="P17" style:family="paragraph" style:parent-style-name="Standard">
      <style:paragraph-properties fo:text-align="start" style:justify-single-word="false"/>
      <style:text-properties style:font-name="arial" fo:language="es" fo:country="ES" fo:font-weight="bold" officeooo:rsid="001bbebe" officeooo:paragraph-rsid="001bbebe" style:font-weight-asian="bold" style:font-weight-complex="bold"/>
    </style:style>
    <style:style style:name="P18" style:family="paragraph" style:parent-style-name="Standard">
      <style:paragraph-properties fo:text-align="justify" style:justify-single-word="false"/>
      <style:text-properties style:font-name="arial" fo:language="es" fo:country="ES" fo:font-weight="bold" officeooo:rsid="002226ab" officeooo:paragraph-rsid="002226ab" style:font-weight-asian="bold" style:font-weight-complex="bold"/>
    </style:style>
    <style:style style:name="P19" style:family="paragraph" style:parent-style-name="Standard">
      <style:paragraph-properties fo:text-align="justify" style:justify-single-word="false"/>
      <style:text-properties style:font-name="arial" fo:language="es" fo:country="ES" fo:font-weight="bold" officeooo:rsid="002ba78c" officeooo:paragraph-rsid="002ba78c" style:font-weight-asian="bold" style:font-weight-complex="bold"/>
    </style:style>
    <style:style style:name="P20" style:family="paragraph" style:parent-style-name="Standard">
      <style:paragraph-properties fo:text-align="center" style:justify-single-word="false"/>
      <style:text-properties style:font-name="arial" fo:language="es" fo:country="ES" fo:font-weight="bold" officeooo:rsid="002ba78c" officeooo:paragraph-rsid="002ba78c" style:font-weight-asian="bold" style:font-weight-complex="bold"/>
    </style:style>
    <style:style style:name="P21" style:family="paragraph" style:parent-style-name="Standard">
      <style:paragraph-properties fo:text-align="center" style:justify-single-word="false"/>
      <style:text-properties style:font-name="arial" fo:language="es" fo:country="ES" fo:font-weight="bold" officeooo:rsid="00385f40" officeooo:paragraph-rsid="00385f40" style:font-weight-asian="bold" style:font-weight-complex="bold"/>
    </style:style>
    <style:style style:name="P22" style:family="paragraph" style:parent-style-name="Standard">
      <style:paragraph-properties fo:text-align="justify" style:justify-single-word="false"/>
      <style:text-properties style:font-name="arial" fo:language="es" fo:country="ES" fo:font-weight="normal" officeooo:rsid="002d85e8" officeooo:paragraph-rsid="002d85e8" style:font-weight-asian="normal" style:font-weight-complex="normal"/>
    </style:style>
    <style:style style:name="P23" style:family="paragraph" style:parent-style-name="Standard">
      <style:paragraph-properties fo:text-align="justify" style:justify-single-word="false"/>
      <style:text-properties style:font-name="arial" fo:language="es" fo:country="ES" fo:font-weight="normal" officeooo:rsid="004802d6" officeooo:paragraph-rsid="004802d6" fo:background-color="#ffff00" style:font-weight-asian="normal" style:font-weight-complex="normal"/>
    </style:style>
    <style:style style:name="T1" style:family="text">
      <style:text-properties officeooo:rsid="0016b5e6"/>
    </style:style>
    <style:style style:name="T2" style:family="text">
      <style:text-properties officeooo:rsid="0017838d"/>
    </style:style>
    <style:style style:name="T3" style:family="text">
      <style:text-properties officeooo:rsid="001a0078"/>
    </style:style>
    <style:style style:name="T4" style:family="text">
      <style:text-properties officeooo:rsid="001bbebe"/>
    </style:style>
    <style:style style:name="T5" style:family="text">
      <style:text-properties officeooo:rsid="001d664b"/>
    </style:style>
    <style:style style:name="T6" style:family="text">
      <style:text-properties officeooo:rsid="001efffe"/>
    </style:style>
    <style:style style:name="T7" style:family="text">
      <style:text-properties officeooo:rsid="00209789"/>
    </style:style>
    <style:style style:name="T8" style:family="text">
      <style:text-properties officeooo:rsid="002196ea"/>
    </style:style>
    <style:style style:name="T9" style:family="text">
      <style:text-properties officeooo:rsid="002226ab"/>
    </style:style>
    <style:style style:name="T10" style:family="text">
      <style:text-properties officeooo:rsid="00239119"/>
    </style:style>
    <style:style style:name="T11" style:family="text">
      <style:text-properties officeooo:rsid="0023b529"/>
    </style:style>
    <style:style style:name="T12" style:family="text">
      <style:text-properties officeooo:rsid="0026416e"/>
    </style:style>
    <style:style style:name="T13" style:family="text">
      <style:text-properties officeooo:rsid="00296f59"/>
    </style:style>
    <style:style style:name="T14" style:family="text">
      <style:text-properties fo:font-style="italic" officeooo:rsid="0026416e" style:font-style-asian="italic" style:font-style-complex="italic"/>
    </style:style>
    <style:style style:name="T15" style:family="text">
      <style:text-properties fo:font-weight="bold" style:font-weight-asian="bold" style:font-weight-complex="bold"/>
    </style:style>
    <style:style style:name="T16" style:family="text">
      <style:text-properties fo:font-weight="bold" officeooo:rsid="003f7666" fo:background-color="#ffff99" loext:char-shading-value="0" style:font-weight-asian="bold" style:font-weight-complex="bold"/>
    </style:style>
    <style:style style:name="T17" style:family="text">
      <style:text-properties officeooo:rsid="002c23f8"/>
    </style:style>
    <style:style style:name="T18" style:family="text">
      <style:text-properties officeooo:rsid="002d85e8"/>
    </style:style>
    <style:style style:name="T19" style:family="text">
      <style:text-properties officeooo:rsid="0030d3bc"/>
    </style:style>
    <style:style style:name="T20" style:family="text">
      <style:text-properties officeooo:rsid="00328309"/>
    </style:style>
    <style:style style:name="T21" style:family="text">
      <style:text-properties officeooo:rsid="00338f37"/>
    </style:style>
    <style:style style:name="T22" style:family="text">
      <style:text-properties officeooo:rsid="00367966"/>
    </style:style>
    <style:style style:name="T23" style:family="text">
      <style:text-properties officeooo:rsid="00377eaa"/>
    </style:style>
    <style:style style:name="T24" style:family="text">
      <style:text-properties officeooo:rsid="003f7666" fo:background-color="#ffff00" loext:char-shading-value="0"/>
    </style:style>
    <style:style style:name="T25" style:family="text">
      <style:text-properties officeooo:rsid="0016b5e6" fo:background-color="#ff3333" loext:char-shading-value="0"/>
    </style:style>
    <style:style style:name="T26" style:family="text">
      <style:text-properties officeooo:rsid="003f7666" fo:background-color="#ffff99" loext:char-shading-value="0"/>
    </style:style>
    <style:style style:name="T27" style:family="text">
      <style:text-properties fo:background-color="#ff6600" loext:char-shading-value="0"/>
    </style:style>
    <style:style style:name="T28" style:family="text">
      <style:text-properties officeooo:rsid="004093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Capítulo I</text:p>
      <text:p text:style-name="P16">Introducción </text:p>
      <text:p text:style-name="P16"/>
      <text:p text:style-name="P17">Justificación</text:p>
      <text:p text:style-name="P1"/>
      <text:p text:style-name="P2"><text:bookmark-start text:name="__DdeLink__201_28261669"/>Los sistemas computacionales actuales poseen, dentro de su arquitectura, <text:span text:style-name="T3">módulos</text:span> de hardware especializad<text:span text:style-name="T3">o</text:span>s llamad<text:span text:style-name="T3">o</text:span>s Unidades de Procesamiento Gráfico (GPU, por sus siglas en inglés) encargad<text:span text:style-name="T4">o</text:span>s de acelerar el proceso de representación de <text:span text:style-name="T2">los </text:span>objetos tridimensionales <text:span text:style-name="T2">que son desplegados</text:span> al usuario.</text:p>
      <text:p text:style-name="P2"/>
      <text:p text:style-name="P8">Las unidades de procesamiento gráfico permiten la visualización de objetos mediante el cálculo de <text:span text:style-name="T11">las primitivas que conforman el modelo abstracto de las imágenes</text:span>. Las GPU implementan distintos algoritmos <text:s/>de representación gráfica, entre estos, uno es el algoritmo de Ray Casting.</text:p>
      <text:p text:style-name="P2"/>
      <text:p text:style-name="P7">El algoritmo de Ray Casting genera vectores (rayos) normalizados desde la perspectiva del usuario y calcula la intersección <text:span text:style-name="T6">de los rayos </text:span>con los objetos del escenario, <text:span text:style-name="T11">además colabora con</text:span> la formación de <text:span text:style-name="T6">los</text:span> colores, con la finalidad de crear las imágenes mostradas en pantalla.</text:p>
      <text:p text:style-name="P3"/>
      <text:p text:style-name="P6"><text:span text:style-name="T7">Entonces l</text:span>os cálculos <text:span text:style-name="T7">para la</text:span> representació<text:span text:style-name="T6">n</text:span> de objetos visuales <text:span text:style-name="T7">en</text:span> una GPU de tipo raycasting requiere<text:span text:style-name="T8">n</text:span> de <text:span text:style-name="T7">una arquitectura</text:span> interna <text:span text:style-name="T7">capaz de</text:span> la generación de vectores (rayos) normalizados, <text:span text:style-name="T7"><text:s/>para luego usar estas estructuras de datos </text:span>en l<text:span text:style-name="T5">os módulos dedicados a la</text:span> intersección de rayos. <text:span text:style-name="T28">La generación de rayos requiere de instrucciones capaces de <text:s/>realizar cálculos aritméticos como multiplicaciones, sumas y restas, así como operaciones especializadas que permitan aproximar los valores de raíces cuadradas, por lo que el diseño lógico de una unidad dedicada facilitaría el proceso de creación rayos y permitiría añadir flexibilidad y modularidad al diseño de todo el GPU. Existen proyectos de hardware relacionados al diseño de arquitecturas de trazado de rayos que implementan unidades de generación de rayos propias como SaarCor de la Universidad de Saarland y RayCore de la Universidad de Sejong.</text:span><text:bookmark-end text:name="__DdeLink__201_28261669"/><text:span text:style-name="T28"> </text:span><text:span text:style-name="T24">[ Hablar de que generacion de rayos requiere raices cuadras, multiplicaciones y otras operaciones aritmeticas importantes por lo que una unidad dedicada especificamente a esta tarea agrega valor y flexibilidad al diseno. Exisiten varias arquitecturas de trazado de rayos que implementan su propia unidad de generacion de rayos dedicada como por ejemplo [SaarCor Universidad de Saarlan.... ] ]</text:span></text:p>
      <text:p text:style-name="P4"/>
      <text:p text:style-name="P4">En el caso de la GPU <text:span text:style-name="T9">de tipo raycasting </text:span>Theia, las especificaciones arquitectónicas indican la necesidad de una Unidad de Generación de Rayos (RGU, por sus siglas en inglés). La RGU <text:span text:style-name="T1">debe </text:span>posee<text:span text:style-name="T1">r</text:span> un conjunto de instrucciones <text:span text:style-name="T25">de ensamblador</text:span><text:span text:style-name="T1"> </text:span>necesarias<text:span text:style-name="T1"> para </text:span>el cálculo de la normalización de vectores tridimensionales empleados en las siguientes etapas de funcionamiento del GPU.</text:p>
      <text:p text:style-name="P4"/>
      <text:p text:style-name="P18">Alcances del proyecto</text:p>
      <text:p text:style-name="P5"/>
      <text:p text:style-name="P10">La GPU Theia se encuentra en su tercera iteración, y en esta <text:span text:style-name="T13">etapa</text:span> tiene dos módulos <text:span text:style-name="T12">principales</text:span> dentro de su descripción de RTL <text:span text:style-name="T10">en el lenguaje Verilog</text:span>: <text:span text:style-name="T10">la unidad</text:span> de <text:span text:style-name="T10">generación</text:span> de rayos <text:span text:style-name="T10">normalizados</text:span> <text:span text:style-name="T10">(RGU)</text:span> y el módulo de intersección de rayos <text:span text:style-name="T19">de tipo AABB (siglas en inglés de </text:span><text:span text:style-name="T14">Axis Aligned Bounding Boxes</text:span><text:span text:style-name="T12">)</text:span>.</text:p>
      <text:p text:style-name="P9"/>
      <text:p text:style-name="P15">El módulo de la RGU es un módulo que posee dentro de su descripción las instrucciones <text:soft-page-break/>necesarias para el funcionamiento apropiado de la generación de rayos normalizados. Estas instrucciones deben ser capaces de proveer la información necesaria para programar el módulo de la RGU de manera que permita la normalización de los vectores mediante cálculo aproximado del inverso de la raíz cuadrada empleando el método iterativo para aproximación de raíces Newton-Raphson <text:span text:style-name="T26">[</text:span><text:span text:style-name="T16">Marco Teorico:</text:span><text:span text:style-name="T26"> investigar en el marco te'orico otros metodos numericos para raiz cuadrada]</text:span>.</text:p>
      <text:p text:style-name="P9"/>
      <text:p text:style-name="P11">Posterior a esto se debe plantear un ambiente de verificación funcional que permita afirmar que <text:span text:style-name="T21">el módulo</text:span> <text:span text:style-name="T21">RGU </text:span>está cumpliendo con su papel dentro de la arquitectura <text:span text:style-name="T21">y que puede generar la información requerida por los módulos de intersección de rayos.</text:span></text:p>
      <text:p text:style-name="P11"/>
      <text:p text:style-name="P9"/>
      <text:p text:style-name="P4"/>
      <text:p text:style-name="P20">Objetivos:</text:p>
      <text:p text:style-name="P12"/>
      <text:p text:style-name="P12"><text:span text:style-name="T15">Objetivo General:</text:span><text:bookmark-start text:name="__DdeLink__209_28261669"/> <text:bookmark-start text:name="__DdeLink__211_28261669"/>Desarrollar el modelo por comportamiento en Verilog de una Unidad de </text:p>
      <text:p text:style-name="P12"/>
      <text:p text:style-name="P12">Generación de Rayos de un GPU tipo ray casting.<text:bookmark-end text:name="__DdeLink__209_28261669"/><text:bookmark-end text:name="__DdeLink__211_28261669"/></text:p>
      <text:p text:style-name="P12"/>
      <text:p text:style-name="P19">Objetivos específicos:</text:p>
      <text:p text:style-name="P12"/>
      <text:p text:style-name="P12">1) Investigar bibliografía sobre el mecanismo generación de rayos <text:span text:style-name="T27">normalizados</text:span>.</text:p>
      <text:p text:style-name="P12"/>
      <text:p text:style-name="P12">2) Definir el mecanismo de generación de rayos normalizados en el GPU.</text:p>
      <text:p text:style-name="P12"/>
      <text:p text:style-name="P12">3) Verificar el comportamiento funcional de la Unidad de Generación de Rayos en el GPU.</text:p>
      <text:p text:style-name="P12"/>
      <text:p text:style-name="P20">Metodología</text:p>
      <text:p text:style-name="P12"/>
      <text:p text:style-name="P12">1) Se procede<text:span text:style-name="T18">rá</text:span> a investigar los conceptos fundamentales de la arquitectura de <text:span text:style-name="T22">la</text:span> GPU, l<text:span text:style-name="T23">el</text:span> algoritmo de ray casting y sobre los posibles mecanismos de la generación de rayos normalizados.</text:p>
      <text:p text:style-name="P12"/>
      <text:p text:style-name="P13">2) <text:span text:style-name="T17">Se buscará la implementación final de la arquitectura interna de la RGU de modo que contenga las instrucciones necesarias para la normalización.</text:span></text:p>
      <text:p text:style-name="P13"/>
      <text:p text:style-name="P14">3) Se simulará la ejecución del código ensamblador en la RGU para generar los rayos normalizados necesitados por los módulos de intersección de rayos de tipo AABB.</text:p>
      <text:p text:style-name="P12"/>
      <text:p text:style-name="P22">4) Se verificará <text:span text:style-name="T20">el comportamiento funcional del módulo RGU con la finalidad de establecer un marco de referencia para la futura validación del resto de la versión actual del GPU Theia.</text:span></text:p>
      <text:p text:style-name="P22"/>
      <text:p text:style-name="P23">Corregido por Diego Valverde 02/09/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30T22:28:58.219707886</meta:creation-date>
    <dc:date>2015-09-06T21:17:10.085715228</dc:date>
    <meta:editing-duration>PT4H54M19S</meta:editing-duration>
    <meta:editing-cycles>44</meta:editing-cycles>
    <meta:generator>LibreOffice/4.2.8.2$Linux_X86_64 LibreOffice_project/420m0$Build-2</meta:generator>
    <meta:document-statistic meta:table-count="0" meta:image-count="0" meta:object-count="0" meta:page-count="2" meta:paragraph-count="25" meta:word-count="741" meta:character-count="4832" meta:non-whitespace-character-count="4111"/>
  </office:meta>
</office:document-meta>
</file>